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E00000332F59135F6FEF8D4E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svg:stroke-color="#000000" draw:fill="solid" draw:fill-color="#333333" draw:opacity="25%" fo:min-height="0.585cm" draw:shadow-opacity="25%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57cm" fo:min-width="0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157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Fira Sans Book" fo:font-size="16pt" fo:font-weight="350" style:font-size-asian="18pt" style:font-size-complex="18pt"/>
    </style:style>
    <style:style style:name="P4" style:family="paragraph">
      <loext:graphic-properties draw:fill="none" draw:fill-color="#ffffff"/>
      <style:text-properties style:font-name="Fira Sans Book" fo:font-size="16pt" fo:font-weight="350" style:font-size-asian="18pt" style:font-size-complex="18pt"/>
    </style:style>
    <style:style style:name="P5" style:family="paragraph">
      <style:text-properties fo:color="#ffffff" style:font-name="Fira Sans Book" fo:font-size="16pt" fo:font-weight="350" style:font-size-asian="18pt" style:font-size-complex="18pt"/>
    </style:style>
    <style:style style:name="P6" style:family="paragraph">
      <loext:graphic-properties draw:fill="solid" draw:fill-color="#333333" draw:opacity="25%"/>
      <style:text-properties fo:color="#ffffff" style:font-name="Fira Sans Book" fo:font-size="16pt" fo:font-weight="350" style:font-size-asian="18pt" style:font-size-complex="18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T1" style:family="text">
      <style:text-properties style:font-name="Fira Sans Book" fo:font-size="16pt" fo:font-weight="350" style:font-size-asian="18pt" style:font-size-complex="18pt"/>
    </style:style>
    <style:style style:name="T2" style:family="text">
      <style:text-properties fo:color="#ffffff" style:font-name="Fira Sans Book" fo:font-size="16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6.451cm" svg:x="0.365cm" svg:y="0.015cm">
          <draw:image xlink:href="Pictures/10000000000003CE00000332F59135F6FEF8D4EA.png" xlink:type="simple" xlink:show="embed" xlink:actuate="onLoad">
            <text:p/>
          </draw:image>
        </draw:frame>
        <draw:line draw:style-name="gr2" draw:text-style-name="P2" draw:layer="layout" svg:x1="0cm" svg:y1="15.41cm" svg:x2="19.846cm" svg:y2="15.41cm">
          <text:p/>
        </draw:line>
        <draw:line draw:style-name="gr2" draw:text-style-name="P2" draw:layer="layout" svg:x1="0cm" svg:y1="11.31cm" svg:x2="19.846cm" svg:y2="11.31cm">
          <text:p/>
        </draw:line>
        <draw:line draw:style-name="gr2" draw:text-style-name="P2" draw:layer="layout" svg:x1="0cm" svg:y1="7.21cm" svg:x2="19.846cm" svg:y2="7.21cm">
          <text:p/>
        </draw:line>
        <draw:line draw:style-name="gr2" draw:text-style-name="P2" draw:layer="layout" svg:x1="0cm" svg:y1="3.11cm" svg:x2="19.846cm" svg:y2="3.11cm">
          <text:p/>
        </draw:line>
        <draw:line draw:style-name="gr2" draw:text-style-name="P2" draw:layer="layout" svg:x1="0.36cm" svg:y1="-0.06cm" svg:x2="0.36cm" svg:y2="19.786cm">
          <text:p/>
        </draw:line>
        <draw:line draw:style-name="gr2" draw:text-style-name="P2" draw:layer="layout" svg:x1="4.46cm" svg:y1="-0.06cm" svg:x2="4.46cm" svg:y2="19.786cm">
          <text:p/>
        </draw:line>
        <draw:line draw:style-name="gr2" draw:text-style-name="P2" draw:layer="layout" svg:x1="8.56cm" svg:y1="-0.06cm" svg:x2="8.56cm" svg:y2="19.786cm">
          <text:p/>
        </draw:line>
        <draw:line draw:style-name="gr2" draw:text-style-name="P2" draw:layer="layout" svg:x1="12.66cm" svg:y1="-0.06cm" svg:x2="12.66cm" svg:y2="19.786cm">
          <text:p/>
        </draw:line>
        <draw:line draw:style-name="gr2" draw:text-style-name="P2" draw:layer="layout" svg:x1="16.76cm" svg:y1="-0.06cm" svg:x2="16.76cm" svg:y2="19.786cm">
          <text:p/>
        </draw:line>
        <draw:frame draw:style-name="gr3" draw:text-style-name="P4" draw:layer="layout" svg:width="1.574cm" svg:height="0.962cm" svg:x="2.797cm" svg:y="11.369cm">
          <draw:text-box>
            <text:p text:style-name="P3"><text:span text:style-name="T1">0.05</text:span></text:p>
          </draw:text-box>
        </draw:frame>
        <draw:frame draw:style-name="gr3" draw:text-style-name="P4" draw:layer="layout" svg:width="1.574cm" svg:height="0.962cm" svg:x="2.797cm" svg:y="7.269cm">
          <draw:text-box>
            <text:p text:style-name="P3"><text:span text:style-name="T1">0.05</text:span></text:p>
          </draw:text-box>
        </draw:frame>
        <draw:frame draw:style-name="gr3" draw:text-style-name="P4" draw:layer="layout" svg:width="1.574cm" svg:height="0.962cm" svg:x="2.797cm" svg:y="3.169cm">
          <draw:text-box>
            <text:p text:style-name="P3"><text:span text:style-name="T1">0.05</text:span></text:p>
          </draw:text-box>
        </draw:frame>
        <draw:frame draw:style-name="gr3" draw:text-style-name="P4" draw:layer="layout" svg:width="1.574cm" svg:height="0.962cm" svg:x="6.897cm" svg:y="3.169cm">
          <draw:text-box>
            <text:p text:style-name="P3"><text:span text:style-name="T1">0.05</text:span></text:p>
          </draw:text-box>
        </draw:frame>
        <draw:frame draw:style-name="gr3" draw:text-style-name="P4" draw:layer="layout" svg:width="1.574cm" svg:height="0.962cm" svg:x="9.297cm" svg:y="3.169cm">
          <draw:text-box>
            <text:p text:style-name="P3"><text:span text:style-name="T1">0.05</text:span></text:p>
          </draw:text-box>
        </draw:frame>
        <draw:frame draw:style-name="gr3" draw:text-style-name="P4" draw:layer="layout" svg:width="1.574cm" svg:height="0.962cm" svg:x="11.197cm" svg:y="5.869cm">
          <draw:text-box>
            <text:p text:style-name="P3"><text:span text:style-name="T1">0.2</text:span></text:p>
          </draw:text-box>
        </draw:frame>
        <draw:frame draw:style-name="gr3" draw:text-style-name="P4" draw:layer="layout" svg:width="1.574cm" svg:height="0.962cm" svg:x="9.497cm" svg:y="9.969cm">
          <draw:text-box>
            <text:p text:style-name="P3"><text:span text:style-name="T1">0.1</text:span></text:p>
          </draw:text-box>
        </draw:frame>
        <draw:frame draw:style-name="gr3" draw:text-style-name="P4" draw:layer="layout" svg:width="1.574cm" svg:height="0.962cm" svg:x="6.897cm" svg:y="0.069cm">
          <draw:text-box>
            <text:p text:style-name="P3"><text:span text:style-name="T1">0.05</text:span></text:p>
          </draw:text-box>
        </draw:frame>
        <draw:frame draw:style-name="gr3" draw:text-style-name="P4" draw:layer="layout" svg:width="1.574cm" svg:height="0.962cm" svg:x="10.697cm" svg:y="0.069cm">
          <draw:text-box>
            <text:p text:style-name="P3"><text:span text:style-name="T1">0.05</text:span></text:p>
          </draw:text-box>
        </draw:frame>
        <draw:frame draw:style-name="gr3" draw:text-style-name="P4" draw:layer="layout" svg:width="1.574cm" svg:height="0.962cm" svg:x="18.197cm" svg:y="0.069cm">
          <draw:text-box>
            <text:p text:style-name="P3"><text:span text:style-name="T1">0.2</text:span></text:p>
          </draw:text-box>
        </draw:frame>
        <draw:frame draw:style-name="gr3" draw:text-style-name="P4" draw:layer="layout" svg:width="1.574cm" svg:height="0.962cm" svg:x="12.597cm" svg:y="3.569cm">
          <draw:text-box>
            <text:p text:style-name="P3"><text:span text:style-name="T1">0.05</text:span></text:p>
          </draw:text-box>
        </draw:frame>
        <draw:frame draw:style-name="gr3" draw:text-style-name="P4" draw:layer="layout" svg:width="1.574cm" svg:height="0.962cm" svg:x="15.097cm" svg:y="6.069cm">
          <draw:text-box>
            <text:p text:style-name="P3"><text:span text:style-name="T1">0.2</text:span></text:p>
          </draw:text-box>
        </draw:frame>
        <draw:frame draw:style-name="gr3" draw:text-style-name="P4" draw:layer="layout" svg:width="1.574cm" svg:height="0.962cm" svg:x="17.697cm" svg:y="6.169cm">
          <draw:text-box>
            <text:p text:style-name="P3"><text:span text:style-name="T1">0.1</text:span></text:p>
          </draw:text-box>
        </draw:frame>
        <draw:frame draw:style-name="gr3" draw:text-style-name="P4" draw:layer="layout" svg:width="1.574cm" svg:height="0.962cm" svg:x="17.697cm" svg:y="7.569cm">
          <draw:text-box>
            <text:p text:style-name="P3"><text:span text:style-name="T1">0.1</text:span></text:p>
          </draw:text-box>
        </draw:frame>
        <draw:frame draw:style-name="gr3" draw:text-style-name="P4" draw:layer="layout" svg:width="1.574cm" svg:height="0.962cm" svg:x="15.397cm" svg:y="11.669cm">
          <draw:text-box>
            <text:p text:style-name="P3"><text:span text:style-name="T1">0.1</text:span></text:p>
          </draw:text-box>
        </draw:frame>
        <draw:frame draw:style-name="gr4" draw:text-style-name="P6" draw:layer="layout" svg:width="3.326cm" svg:height="0.933cm" svg:x="4.822cm" svg:y="8.367cm">
          <draw:text-box>
            <text:p text:style-name="P5"><text:span text:style-name="T2">H = 1000 m</text:span></text:p>
          </draw:text-box>
        </draw:frame>
        <draw:frame draw:style-name="gr4" draw:text-style-name="P6" draw:layer="layout" svg:width="3.326cm" svg:height="0.933cm" svg:x="8.822cm" svg:y="8.868cm">
          <draw:text-box>
            <text:p text:style-name="P5"><text:span text:style-name="T2">H = 2700 m</text:span></text:p>
          </draw:text-box>
        </draw:frame>
        <draw:frame draw:style-name="gr4" draw:text-style-name="P6" draw:layer="layout" svg:width="3.326cm" svg:height="0.933cm" svg:x="13.122cm" svg:y="12.568cm">
          <draw:text-box>
            <text:p text:style-name="P5"><text:span text:style-name="T2">H = 1000 m</text:span></text:p>
          </draw:text-box>
        </draw:frame>
        <draw:custom-shape draw:style-name="gr5" draw:text-style-name="P7" draw:layer="layout" svg:width="0.457cm" svg:height="0.813cm" svg:x="6.653cm" svg:y="10.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6" draw:layer="layout" svg:width="3.326cm" svg:height="0.933cm" svg:x="6.422cm" svg:y="11.568cm">
          <draw:text-box>
            <text:p text:style-name="P5"><text:span text:style-name="T2">H = 500 m</text:span></text:p>
          </draw:text-box>
        </draw:frame>
        <draw:custom-shape draw:style-name="gr5" draw:text-style-name="P7" draw:layer="layout" svg:width="0.457cm" svg:height="0.813cm" svg:x="11.353cm" svg:y="9.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7" draw:layer="layout" svg:width="0.457cm" svg:height="0.813cm" svg:x="10.753cm" svg:y="9.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7" draw:layer="layout" svg:width="0.457cm" svg:height="0.813cm" svg:x="2.453cm" svg:y="7.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7" draw:layer="layout" svg:width="0.457cm" svg:height="0.813cm" svg:x="14.453cm" svg:y="5.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1.574cm" svg:height="0.962cm" svg:x="14.997cm" svg:y="7.469cm">
          <draw:text-box>
            <text:p text:style-name="P3"><text:span text:style-name="T1">0.2</text:span></text:p>
          </draw:text-box>
        </draw:frame>
        <draw:frame draw:style-name="gr4" draw:text-style-name="P6" draw:layer="layout" svg:width="3.326cm" svg:height="0.933cm" svg:x="13.122cm" svg:y="8.869cm">
          <draw:text-box>
            <text:p text:style-name="P5"><text:span text:style-name="T2">H = 1500 m</text:span></text:p>
          </draw:text-box>
        </draw:frame>
        <draw:frame draw:style-name="gr4" draw:text-style-name="P6" draw:layer="layout" svg:width="3.326cm" svg:height="0.933cm" svg:x="13.122cm" svg:y="4.67cm">
          <draw:text-box>
            <text:p text:style-name="P5"><text:span text:style-name="T2">H = 1500 m</text:span></text:p>
          </draw:text-box>
        </draw:frame>
        <draw:custom-shape draw:style-name="gr6" draw:text-style-name="P8" draw:layer="layout" svg:width="0.457cm" svg:height="0.813cm" svg:x="6.853cm" svg:y="14.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4T09:58:39.856829768</meta:creation-date>
    <dc:date>2019-09-24T10:18:14.832459484</dc:date>
    <meta:editing-duration>PT19M34S</meta:editing-duration>
    <meta:editing-cycles>3</meta:editing-cycles>
    <meta:generator>LibreOffice/5.1.6.2$Linux_X86_64 LibreOffice_project/10m0$Build-2</meta:generator>
    <meta:document-statistic meta:object-count="38"/>
  </office:meta>
</office:document-meta>
</file>